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2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7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T8" style:family="text">
      <style:text-properties fo:font-weight="bold"/>
    </style:style>
    <style:style style:name="T9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air Playoff</text:p>
      <text:section text:style-name="Sect1" text:name="pageContent">
        <text:p text:style-name="P4">time limit per test</text:p>
        <text:p text:style-name="P5">2 seconds</text:p>
        <text:p text:style-name="P4">memory limit per test</text:p>
        <text:p text:style-name="P5">256 megabytes</text:p>
        <text:p text:style-name="P4">input</text:p>
        <text:p text:style-name="P5">standard input</text:p>
        <text:p text:style-name="P4">output</text:p>
        <text:p text:style-name="P5">standard output</text:p>
        <text:p text:style-name="P6">Four players participate in the playoff tournament. The tournament is held according to the following scheme: the first player will play with the second, and the third player with the fourth, then the winners of the pairs will play in the finals of the tournament.</text:p>
        <text:p text:style-name="P7">It is known that in a match between two players, the one whose skill is greater will win. The skill of the <text:bookmark text:name="MathJax-Element-1-Frame"/><text:bookmark text:name="MathJax-Span-1"/><text:bookmark text:name="MathJax-Span-2"/><text:bookmark text:name="MathJax-Span-3"/><text:span text:style-name="T1">i</text:span><text:span text:style-name="T3">�</text:span>-th player is equal to <text:bookmark text:name="MathJax-Element-2-Frame"/><text:bookmark text:name="MathJax-Span-4"/><text:bookmark text:name="MathJax-Span-5"/><text:bookmark text:name="MathJax-Span-6"/><text:bookmark text:name="MathJax-Span-7"/><text:span text:style-name="T1">s</text:span><text:bookmark text:name="MathJax-Span-8"/><text:span text:style-name="T2">i</text:span><text:span text:style-name="T3">��</text:span> and all skill levels are pairwise different (i. e. there are no two identical values in the array <text:bookmark text:name="MathJax-Element-3-Frame"/><text:bookmark text:name="MathJax-Span-9"/><text:bookmark text:name="MathJax-Span-10"/><text:bookmark text:name="MathJax-Span-11"/><text:span text:style-name="T1">s</text:span><text:span text:style-name="T3">�</text:span>).</text:p>
        <text:p text:style-name="P6">The tournament is called <text:span text:style-name="T8">fair</text:span> if the two players with the highest skills meet in the finals.</text:p>
        <text:p text:style-name="P6">Determine whether the given tournament is <text:span text:style-name="T8">fair</text:span>.</text:p>
        <text:p text:style-name="P10">Input</text:p>
        <text:p text:style-name="P7">The first line contains a single integer <text:bookmark text:name="MathJax-Element-4-Frame"/><text:bookmark text:name="MathJax-Span-12"/><text:bookmark text:name="MathJax-Span-13"/><text:bookmark text:name="MathJax-Span-14"/><text:span text:style-name="T1">t</text:span><text:span text:style-name="T3">�</text:span> (<text:bookmark text:name="MathJax-Element-5-Frame"/><text:bookmark text:name="MathJax-Span-15"/><text:bookmark text:name="MathJax-Span-16"/><text:bookmark text:name="MathJax-Span-17"/><text:span text:style-name="T4">1</text:span><text:bookmark text:name="MathJax-Span-18"/><text:span text:style-name="T6">≤</text:span><text:bookmark text:name="MathJax-Span-19"/><text:span text:style-name="T1">t</text:span><text:bookmark text:name="MathJax-Span-20"/><text:span text:style-name="T6">≤</text:span><text:bookmark text:name="MathJax-Span-21"/><text:bookmark text:name="MathJax-Span-22"/><text:span text:style-name="T4">10</text:span><text:bookmark text:name="MathJax-Span-23"/><text:span text:style-name="T5">4</text:span><text:span text:style-name="T3">1≤�≤104</text:span>) — the number of test cases.</text:p>
        <text:p text:style-name="P7">A single line of test case contains four integers <text:bookmark text:name="MathJax-Element-6-Frame"/><text:bookmark text:name="MathJax-Span-24"/><text:bookmark text:name="MathJax-Span-25"/><text:bookmark text:name="MathJax-Span-26"/><text:bookmark text:name="MathJax-Span-27"/><text:span text:style-name="T1">s</text:span><text:bookmark text:name="MathJax-Span-28"/><text:span text:style-name="T5">1</text:span><text:bookmark text:name="MathJax-Span-29"/><text:span text:style-name="T4">,</text:span><text:bookmark text:name="MathJax-Span-30"/><text:bookmark text:name="MathJax-Span-31"/><text:span text:style-name="T1">s</text:span><text:bookmark text:name="MathJax-Span-32"/><text:span text:style-name="T5">2</text:span><text:bookmark text:name="MathJax-Span-33"/><text:span text:style-name="T4">,</text:span><text:bookmark text:name="MathJax-Span-34"/><text:bookmark text:name="MathJax-Span-35"/><text:span text:style-name="T1">s</text:span><text:bookmark text:name="MathJax-Span-36"/><text:span text:style-name="T5">3</text:span><text:bookmark text:name="MathJax-Span-37"/><text:span text:style-name="T4">,</text:span><text:bookmark text:name="MathJax-Span-38"/><text:bookmark text:name="MathJax-Span-39"/><text:span text:style-name="T1">s</text:span><text:bookmark text:name="MathJax-Span-40"/><text:span text:style-name="T5">4</text:span><text:span text:style-name="T3">�1,�2,�3,�4</text:span> (<text:bookmark text:name="MathJax-Element-7-Frame"/><text:bookmark text:name="MathJax-Span-41"/><text:bookmark text:name="MathJax-Span-42"/><text:bookmark text:name="MathJax-Span-43"/><text:span text:style-name="T4">1</text:span><text:bookmark text:name="MathJax-Span-44"/><text:span text:style-name="T6">≤</text:span><text:bookmark text:name="MathJax-Span-45"/><text:bookmark text:name="MathJax-Span-46"/><text:span text:style-name="T1">s</text:span><text:bookmark text:name="MathJax-Span-47"/><text:span text:style-name="T2">i</text:span><text:bookmark text:name="MathJax-Span-48"/><text:span text:style-name="T6">≤</text:span><text:bookmark text:name="MathJax-Span-49"/><text:span text:style-name="T4">100</text:span><text:span text:style-name="T3">1≤��≤100</text:span>) — skill of the players. It is guaranteed that all the numbers in the array are different.</text:p>
        <text:p text:style-name="P10">Output</text:p>
        <text:p text:style-name="P6">For each testcase, output <text:span text:style-name="T9">YES</text:span> if the tournament is <text:span text:style-name="T8">fair</text:span>, or <text:span text:style-name="T9">NO</text:span> otherwise.</text:p>
        <text:p text:style-name="P9">Example</text:p>
        <text:p text:style-name="P11">input</text:p>
        <text:section text:style-name="Sect1" text:name="id005931374881383067">
          <text:p text:style-name="P12">Copy</text:p>
        </text:section>
        <text:p text:style-name="P1"><text:bookmark text:name="id0044445826606370864"/>4</text:p>
        <text:p text:style-name="P2">3 7 9 5</text:p>
        <text:p text:style-name="P2">4 5 6 9</text:p>
        <text:p text:style-name="P2">5 3 8 1</text:p>
        <text:p text:style-name="P2">6 5 3 2</text:p>
        <text:p text:style-name="P11">output</text:p>
        <text:section text:style-name="Sect1" text:name="id0017235897995642002">
          <text:p text:style-name="P12">Copy</text:p>
        </text:section>
        <text:p text:style-name="P1"><text:bookmark text:name="id003154730456253376"/>YES</text:p>
        <text:p text:style-name="P2">NO</text:p>
        <text:p text:style-name="P2">YES</text:p>
        <text:p text:style-name="P2">NO</text:p>
        <text:p text:style-name="P10">Note</text:p>
        <text:p text:style-name="P6">Consider the example:</text:p>
        <text:list xml:id="list522887310" text:style-name="L1">
          <text:list-item>
            <text:p text:style-name="P8">in the first test case, players <text:bookmark text:name="MathJax-Element-8-Frame"/><text:bookmark text:name="MathJax-Span-50"/><text:bookmark text:name="MathJax-Span-51"/><text:bookmark text:name="MathJax-Span-52"/><text:span text:style-name="T4">2</text:span><text:span text:style-name="T3">2</text:span> and <text:bookmark text:name="MathJax-Element-9-Frame"/><text:bookmark text:name="MathJax-Span-53"/><text:bookmark text:name="MathJax-Span-54"/><text:bookmark text:name="MathJax-Span-55"/><text:span text:style-name="T4">3</text:span><text:span text:style-name="T3">3</text:span> with skills <text:bookmark text:name="MathJax-Element-10-Frame"/><text:bookmark text:name="MathJax-Span-56"/><text:bookmark text:name="MathJax-Span-57"/><text:bookmark text:name="MathJax-Span-58"/><text:span text:style-name="T4">7</text:span><text:span text:style-name="T3">7</text:span> and <text:bookmark text:name="MathJax-Element-11-Frame"/><text:bookmark text:name="MathJax-Span-59"/><text:bookmark text:name="MathJax-Span-60"/><text:bookmark text:name="MathJax-Span-61"/><text:span text:style-name="T4">9</text:span><text:span text:style-name="T3">9</text:span> advance to the finals;</text:p>
          </text:list-item>
          <text:list-item>
            <text:p text:style-name="P8">in the second test case, players <text:bookmark text:name="MathJax-Element-12-Frame"/><text:bookmark text:name="MathJax-Span-62"/><text:bookmark text:name="MathJax-Span-63"/><text:bookmark text:name="MathJax-Span-64"/><text:span text:style-name="T4">2</text:span><text:span text:style-name="T3">2</text:span> and <text:bookmark text:name="MathJax-Element-13-Frame"/><text:bookmark text:name="MathJax-Span-65"/><text:bookmark text:name="MathJax-Span-66"/><text:bookmark text:name="MathJax-Span-67"/><text:span text:style-name="T4">4</text:span><text:span text:style-name="T3">4</text:span> with skills <text:bookmark text:name="MathJax-Element-14-Frame"/><text:bookmark text:name="MathJax-Span-68"/><text:bookmark text:name="MathJax-Span-69"/><text:bookmark text:name="MathJax-Span-70"/><text:span text:style-name="T4">5</text:span><text:span text:style-name="T3">5</text:span> and <text:bookmark text:name="MathJax-Element-15-Frame"/><text:bookmark text:name="MathJax-Span-71"/><text:bookmark text:name="MathJax-Span-72"/><text:bookmark text:name="MathJax-Span-73"/><text:span text:style-name="T4">9</text:span><text:span text:style-name="T3">9</text:span> advance to the finals. The player with skill <text:bookmark text:name="MathJax-Element-16-Frame"/><text:bookmark text:name="MathJax-Span-74"/><text:bookmark text:name="MathJax-Span-75"/><text:bookmark text:name="MathJax-Span-76"/><text:span text:style-name="T4">6</text:span><text:span text:style-name="T3">6</text:span> does not advance, but the player with skill <text:bookmark text:name="MathJax-Element-17-Frame"/><text:bookmark text:name="MathJax-Span-77"/><text:bookmark text:name="MathJax-Span-78"/><text:bookmark text:name="MathJax-Span-79"/><text:span text:style-name="T4">5</text:span><text:span text:style-name="T3">5</text:span> advances to the finals, so the tournament is not fair;</text:p>
          </text:list-item>
          <text:list-item>
            <text:p text:style-name="P8">in the third test case, players <text:bookmark text:name="MathJax-Element-18-Frame"/><text:bookmark text:name="MathJax-Span-80"/><text:bookmark text:name="MathJax-Span-81"/><text:bookmark text:name="MathJax-Span-82"/><text:span text:style-name="T4">1</text:span><text:span text:style-name="T3">1</text:span> and <text:bookmark text:name="MathJax-Element-19-Frame"/><text:bookmark text:name="MathJax-Span-83"/><text:bookmark text:name="MathJax-Span-84"/><text:bookmark text:name="MathJax-Span-85"/><text:span text:style-name="T4">3</text:span><text:span text:style-name="T3">3</text:span> with skills <text:bookmark text:name="MathJax-Element-20-Frame"/><text:bookmark text:name="MathJax-Span-86"/><text:bookmark text:name="MathJax-Span-87"/><text:bookmark text:name="MathJax-Span-88"/><text:span text:style-name="T4">5</text:span><text:span text:style-name="T3">5</text:span> and <text:bookmark text:name="MathJax-Element-21-Frame"/><text:bookmark text:name="MathJax-Span-89"/><text:bookmark text:name="MathJax-Span-90"/><text:bookmark text:name="MathJax-Span-91"/><text:span text:style-name="T4">8</text:span><text:span text:style-name="T3">8</text:span> advance to the finals;</text:p>
          </text:list-item>
          <text:list-item>
            <text:p text:style-name="P8">in the fourth test case, players <text:bookmark text:name="MathJax-Element-22-Frame"/><text:bookmark text:name="MathJax-Span-92"/><text:bookmark text:name="MathJax-Span-93"/><text:bookmark text:name="MathJax-Span-94"/><text:span text:style-name="T4">1</text:span><text:span text:style-name="T3">1</text:span> and <text:bookmark text:name="MathJax-Element-23-Frame"/><text:bookmark text:name="MathJax-Span-95"/><text:bookmark text:name="MathJax-Span-96"/><text:bookmark text:name="MathJax-Span-97"/><text:span text:style-name="T4">3</text:span><text:span text:style-name="T3">3</text:span> with skills <text:bookmark text:name="MathJax-Element-24-Frame"/><text:bookmark text:name="MathJax-Span-98"/><text:bookmark text:name="MathJax-Span-99"/><text:bookmark text:name="MathJax-Span-100"/><text:span text:style-name="T4">6</text:span><text:span text:style-name="T3">6</text:span> and <text:bookmark text:name="MathJax-Element-25-Frame"/><text:bookmark text:name="MathJax-Span-101"/><text:bookmark text:name="MathJax-Span-102"/><text:bookmark text:name="MathJax-Span-103"/><text:span text:style-name="T4">3</text:span><text:span text:style-name="T3">3</text:span> advance to the finals. The player with skill <text:bookmark text:name="MathJax-Element-26-Frame"/><text:bookmark text:name="MathJax-Span-104"/><text:bookmark text:name="MathJax-Span-105"/><text:bookmark text:name="MathJax-Span-106"/><text:span text:style-name="T4">5</text:span><text:span text:style-name="T3">5</text:span> does not advance, but the player with skill <text:bookmark text:name="MathJax-Element-27-Frame"/><text:bookmark text:name="MathJax-Span-107"/><text:bookmark text:name="MathJax-Span-108"/><text:bookmark text:name="MathJax-Span-109"/><text:span text:style-name="T4">3</text:span><text:span text:style-name="T3">3</text:span> advances to the finals, so the tournament is not fair.</text:p>
          </text:list-item>
        </text:list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1T14:09:05.858000000</dc:date>
    <meta:editing-duration>PT8S</meta:editing-duration>
    <meta:editing-cycles>1</meta:editing-cycles>
    <meta:document-statistic meta:table-count="0" meta:image-count="0" meta:object-count="0" meta:page-count="1" meta:paragraph-count="39" meta:word-count="346" meta:character-count="1808" meta:non-whitespace-character-count="1501"/>
    <meta:generator>LibreOffice/7.2.2.2$Windows_X86_64 LibreOffice_project/02b2acce88a210515b4a5bb2e46cbfb63fe97d56</meta:generator>
  </office:meta>
</office:document-meta>
</file>